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 style:list-style-name="L1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rzlich Willkommen </text:h>
      <text:p text:style-name="P2">Hier auf unserer Website „Einstieg – Erstsemester“ findest du Informationen, die dir die ersten Monate des Studentenlebens, als auch den Weg dorthin, erleichtern sollen.</text:p>
      <text:p text:style-name="P2">Die Website richtet sich an alle Studierenden und Studieninteressierte der Medizininformatik, Bioinformatik und Informatik.</text:p>
      <text:p text:style-name="P2">Wir bieten Informationen über </text:p>
      <text:list xml:id="list5506585602065690827" text:style-name="L1">
        <text:list-item>
          <text:p text:style-name="P3">Organisation des Studiums</text:p>
        </text:list-item>
        <text:list-item>
          <text:p text:style-name="P3">Studieninhalte der Bioinformatik, Medizininformatik und Informatik</text:p>
        </text:list-item>
        <text:list-item>
          <text:p text:style-name="P3">Ansprechpartner bei Problemen</text:p>
        </text:list-item>
        <text:list-item>
          <text:p text:style-name="P3">Für das Studium relevante Gebäude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his Welker</meta:initial-creator>
    <meta:creation-date>2018-01-27T19:53:13.21</meta:creation-date>
    <dc:date>2018-01-27T20:13:07.34</dc:date>
    <dc:creator>Mathis Welker</dc:creator>
    <meta:editing-duration>PT19M34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8" meta:word-count="65" meta:character-count="499"/>
  </office:meta>
</office:document-meta>
</file>